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ffcc00"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Submitted</text:p>
          </table:table-cell>
          <table:table-cell table:style-name="ce1" office:value-type="string" calcext:value-type="string">
            <text:p>Time Series</text:p>
          </table:table-cell>
          <table:table-cell table:style-name="ce1" office:value-type="string" calcext:value-type="string">
            <text:p>Spatial Maps</text:p>
          </table:table-cell>
          <table:table-cell table:style-name="ce1" office:value-type="string" calcext:value-type="string">
            <text:p>Sparse Data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Austin</text:p>
          </table:table-cell>
          <table:table-cell table:style-name="ce3"/>
          <table:table-cell table:style-name="ce5" table:number-columns-repeated="2"/>
          <table:table-cell table:style-name="ce3"/>
          <table:table-cell office:value-type="string" calcext:value-type="string">
            <text:p>instant CO2 phase, (xmax, ymax) = (2.8, 1.2) different than required, missing columns and header for sparse dat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SIRO</text:p>
          </table:table-cell>
          <table:table-cell table:style-name="ce3" table:number-columns-repeated="3"/>
          <table:table-cell table:style-name="ce5"/>
          <table:table-cell office:value-type="string" calcext:value-type="string">
            <text:p>No standard deviation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lft</text:p>
          </table:table-cell>
          <table:table-cell table:style-name="ce3"/>
          <table:table-cell table:style-name="ce5"/>
          <table:table-cell table:style-name="ce3"/>
          <table:table-cell table:style-name="ce5"/>
          <table:table-cell office:value-type="string" calcext:value-type="string">
            <text:p>Wrong pressure unit, partly missing sparse dat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rriot-Watt</text:p>
          </table:table-cell>
          <table:table-cell table:style-name="ce3" table:number-columns-repeated="2"/>
          <table:table-cell table:style-name="ce5" table:number-columns-repeated="2"/>
          <table:table-cell office:value-type="string" calcext:value-type="string">
            <text:p>Domain for spatial maps is (0.03, 2.83) x (0.03, 1.23), wrong filename extension ‚cvs‘, manual treatment of sparse data necessary, no standard deviation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perial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LANL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Melbourne</text:p>
          </table:table-cell>
          <table:table-cell table:style-name="ce5" table:number-columns-repeated="2"/>
          <table:table-cell table:style-name="ce4"/>
          <table:table-cell table:style-name="ce5"/>
          <table:table-cell office:value-type="string" calcext:value-type="string">
            <text:p>Incomplete time series, no spatial maps, incomplete sparse dat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nford</text:p>
          </table:table-cell>
          <table:table-cell table:style-name="ce3"/>
          <table:table-cell table:style-name="ce5"/>
          <table:table-cell table:style-name="ce3"/>
          <table:table-cell table:style-name="ce4"/>
          <table:table-cell office:value-type="string" calcext:value-type="string">
            <text:p>Pressure unit?, no sparse dat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uttgart</text:p>
          </table:table-cell>
          <table:table-cell table:style-name="ce3" table:number-columns-repeated="2"/>
          <table:table-cell table:style-name="ce5"/>
          <table:table-cell table:style-name="ce4"/>
          <table:table-cell office:value-type="string" calcext:value-type="string">
            <text:p>Spatial map domain (-0.03, 2.83) x (-0.03, 1.17), no snapshot for 120h, no sparse data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tephan.matthai@unimelb.edu.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franc@stanford.ed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atkarra@lanl.gov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iswana@lanl.gov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.b.wapperom@tudelft.n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.v.voskov@tudelft.n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hris.green@csiro.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ames.Gunning@csiro.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nnis.glaeser@iws.uni-stuttgart.d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olger.class@iws.uni-stuttgart.d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bdallahy@student.unimelb.edu.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s.geiger@hw.ac.uk" xlink:type="simple">s.geiger@hw.ac.uk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f.doster@hw.ac.uk" xlink:type="simple">f.doster@hw.ac.uk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pablo.salinas@imperial.ac.uk" xlink:type="simple">pablo.salinas@imperial.ac.uk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gr814@ic.ac.uk" xlink:type="simple">gr814@ic.ac.uk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m.bahlali@imperial.ac.uk" xlink:type="simple">m.bahlali@imperial.ac.uk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andrew.wilkins@csiro.au" xlink:type="simple">andrew.wilkins@csiro.au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samuel.jackson@csiro.au" xlink:type="simple">samuel.jackson@csiro.au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jammoul@utexas.edu" xlink:type="simple">jammoul@utexas.edu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c.jacquemyn@imperial.ac.uk" xlink:type="simple">c.jacquemyn@imperial.ac.uk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mfw@oden.utexas.edu" xlink:type="simple">mfw@oden.utexas.edu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a xlink:href="mailto:m.d.jackson@imperial.ac.uk" xlink:type="simple">m.d.jackson@imperial.ac.uk</text:a>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0:15:16.975017757</meta:creation-date>
    <dc:date>2022-01-12T11:53:01.918585657</dc:date>
    <meta:editing-duration>PT1H44M11S</meta:editing-duration>
    <meta:editing-cycles>4</meta:editing-cycles>
    <meta:generator>LibreOffice/7.2.2.2$Linux_X86_64 LibreOffice_project/20$Build-2</meta:generator>
    <meta:document-statistic meta:table-count="1" meta:cell-count="44" meta:object-count="0"/>
  </office:meta>
</office:document-meta>
</file>